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Pie de página */</text:p>
      <text:p text:style-name="Standard">.pie-pagina {</text:p>
      <text:p text:style-name="Standard"><text:s text:c="2"/>display: flex;</text:p>
      <text:p text:style-name="Standard"><text:s text:c="2"/>justify-content: space-between;</text:p>
      <text:p text:style-name="Standard"><text:s text:c="2"/>align-items: center;</text:p>
      <text:p text:style-name="Standard"><text:s text:c="2"/>width: 100vw; <text:s text:c="14"/>/* Ocupa todo el ancho de la página */</text:p>
      <text:p text:style-name="Standard"><text:s text:c="2"/>padding: 12px 20px;</text:p>
      <text:p text:style-name="Standard"><text:s text:c="2"/>background-color: #2c2c2c; <text:s/>/* Igual que encabezado */</text:p>
      <text:p text:style-name="Standard"><text:s text:c="2"/>color: white;</text:p>
      <text:p text:style-name="Standard"><text:s text:c="2"/>font-size: 0.9rem;</text:p>
      <text:p text:style-name="Standard"><text:s text:c="2"/>border-top: 2px solid rgba(255, 255, 255, 0.2);</text:p>
      <text:p text:style-name="Standard"><text:s text:c="2"/>box-sizing: border-box;</text:p>
      <text:p text:style-name="Standard">}</text:p>
      <text:p text:style-name="Standard"/>
      <text:p text:style-name="Standard">/* Logo en el pie de página */</text:p>
      <text:p text:style-name="Standard">.pie-logo .logo-img {</text:p>
      <text:p text:style-name="Standard"><text:s text:c="2"/>height: 30px; <text:s text:c="2"/>/* Ajusta según tu logo */</text:p>
      <text:p text:style-name="Standard"><text:s text:c="2"/>width: auto;</text:p>
      <text:p text:style-name="Standard">}</text:p>
      <text:p text:style-name="Standard"/>
      <text:p text:style-name="Standard">/* Datos a la derecha */</text:p>
      <text:p text:style-name="Standard">.pie-datos {</text:p>
      <text:p text:style-name="Standard"><text:s text:c="2"/>display: flex;</text:p>
      <text:p text:style-name="Standard"><text:s text:c="2"/>flex-direction: column;</text:p>
      <text:p text:style-name="Standard"><text:s text:c="2"/>text-align: right;</text:p>
      <text:p text:style-name="Standard"><text:s text:c="2"/>gap: 2px;</text:p>
      <text:p text:style-name="Standard"><text:s text:c="2"/>margin-right: 20px; <text:s/>/* Para que no quede pegado al borde */</text:p>
      <text:p text:style-name="Standard">}</text:p>
      <text:p text:style-name="Standard"/>
      <text:p text:style-name="Standard">.pie-datos span {</text:p>
      <text:p text:style-name="Standard"><text:s text:c="2"/>color: #ffffff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4:56:25.643084600</meta:creation-date>
    <dc:date>2025-09-05T14:56:30.006411900</dc:date>
    <meta:editing-duration>PT4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9" meta:word-count="104" meta:character-count="674" meta:non-whitespace-character-count="545"/>
  </office:meta>
</office:document-meta>
</file>